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RANSFIGURATION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RANSFIGURATION (9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cending the Mount of Transfiguration (9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scending the Mount of Transfiguration (9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phecy (9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ople (9:2a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RANSFIGURATION (9:1-1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scending the Mount of Transfiguration (9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On the Mount of Transfiguration (9:2b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On the Mount of Transfiguration (9:2b-8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ppearance by Moses and Elijah (9:2b-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ssumption by Peter (9:5-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roval by the Father (9:7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RANSFIGURATION (9:1-1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scending the Mount of Transfiguration (9:1-2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On the Mount of Transfiguration (9:2b-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cending the Mount of Transfiguration (9:9-1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escending the Mount of Transfiguration (9:9-13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command (9:9-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confusion (9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clarification (9:12-1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RANSFIGURATION (9:1-13)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scending the Mount of Transfiguration (9:1-2a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On the Mount of Transfiguration (9:2b-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Descending the Mount of Transfiguration (9:9-1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MARK 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RANSFIGURATION (9:1-1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RESTORATION (9:14-32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STORATION (9:14-32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preliminaries (9:14-1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particulars (9:17-2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-title-Title-Slide" presentation:presentation-page-layout-name="Master1-PPL1" draw:id="Slide-266">
        <draw:frame draw:id="id103" presentation:style-name="a586" draw:name="Title 1" svg:x="1.38in" svg:y="0.83in" svg:width="10.3in" svg:height="4.42in" presentation:class="title" presentation:placeholder="false">
          <draw:text-box>
            <text:p text:style-name="a585" text:class-names="" text:cond-style-name=""><text:span text:style-name="a583" text:class-names=""><text:s text:c="1"/>The particulars (9:17-29)<text:s text:c="1"/></text:span><text:span text:style-name="a584" text:class-names=""/></text:p>
          </draw:text-box>
          <svg:title/>
          <svg:desc/>
        </draw:frame>
        <draw:frame draw:id="id104" presentation:style-name="a591" draw:name="Subtitle 2" svg:x="1.38in" svg:y="5.25in" svg:width="10.3in" svg:height="1.85in" presentation:class="subtitle" presentation:placeholder="false">
          <draw:text-box>
            <text:p text:style-name="a588" text:class-names="" text:cond-style-name=""><text:span text:style-name="a587" text:class-names=""><text:s text:c="1"/>The victim (9:17-22)<text:s text:c="1"/>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victim (9:17-22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helpless father (9:17a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hopeless son (9:17b-1 8a, 20-22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hopeless son (9:17b-1 8a, 20-22)<text:s text:c="1"/></text:span><text:span text:style-name="a609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source of his problem (9:17b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symptoms of his problem (9:18a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an of his problem (9:20-22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victim (9:17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helpless father (9:17a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hopeless son (9:17b-1 8a, 20-22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particulars (9:17-29)<text:s text:c="1"/></text:span><text:span text:style-name="a642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victim (9:17-22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hapless disciples (9:18b-1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victor (9:23-29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The victor (9:23-29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Jesus reassures the father (9:23-24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sus reassures the father (9:23-24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strength of faith (9:2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struggle for faith (9:2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The victor (9:23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sus reassures the father (9:23-2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sus rebukes the demon (9:25-26)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sus restores the son (9:27).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sus reveals the secret (9:28-29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sus reveals the secret (9:28-29).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disciples (9:2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Savior (9:2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victor (9:23-29)<text:s text:c="1"/></text:span><text:span text:style-name="a721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Jesus reassures the father (9:23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sus rebukes the demon (9:25-26).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sus restores the son (9:27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Jesus reveals the secret (9:28-29)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particulars (9:17-29)<text:s text:c="1"/></text:span><text:span text:style-name="a742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victim (9:17-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hapless disciples (9:18b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victor (9:23-29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RESTORATION (9:14-32)<text:s text:c="1"/></text:span><text:span text:style-name="a760" text:class-names=""/></text:p>
          </draw:text-box>
          <svg:title/>
          <svg:desc/>
        </draw:frame>
        <draw:frame draw:id="id126" presentation:style-name="a775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preliminaries (9:14-16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articulars (9:17-29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rophecy (9:30-3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3" draw:style-name="a776" draw:master-page-name="Master1-Layout12-tx-Title-and-Text" presentation:presentation-page-layout-name="Master1-PPL12" draw:id="Slide-278">
        <draw:frame draw:id="id127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MARK 9</text:span><text:span text:style-name="a778" text:class-names=""/></text:p>
          </draw:text-box>
          <svg:title/>
          <svg:desc/>
        </draw:frame>
        <draw:frame draw:id="id128" presentation:style-name="a793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TRANSFIGURATION (9:1-13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RESTORATION (9:14-32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CLARIFICATION (9:33-50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4" draw:style-name="a794" draw:master-page-name="Master1-Layout12-tx-Title-and-Text" presentation:presentation-page-layout-name="Master1-PPL12" draw:id="Slide-279">
        <draw:frame draw:id="id129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CLARIFICATION (9:33-50)<text:s text:c="1"/></text:span><text:span text:style-name="a796" text:class-names=""/></text:p>
          </draw:text-box>
          <svg:title/>
          <svg:desc/>
        </draw:frame>
        <draw:frame draw:id="id130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He speaks concerning humility (9:33-37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He speaks concerning harmony (9:38-4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speaks concerning hell (9:42-50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5" draw:style-name="a812" draw:master-page-name="Master1-Layout12-tx-Title-and-Text" presentation:presentation-page-layout-name="Master1-PPL12" draw:id="Slide-280">
        <draw:frame draw:id="id131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MARK 9</text:span><text:span text:style-name="a814" text:class-names=""/></text:p>
          </draw:text-box>
          <svg:title/>
          <svg:desc/>
        </draw:frame>
        <draw:frame draw:id="id132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RANSFIGURATION (9:1-1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RESTORATION (9:14-3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CLARIFICATION (9:33-50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9</dc:title>
    <meta:initial-creator>David STRICKLAND</meta:initial-creator>
    <dc:creator>David STRICKLAND</dc:creator>
    <meta:creation-date>2020-02-23T23:16:10Z</meta:creation-date>
    <dc:date>2020-02-23T23:16:11Z</dc:date>
    <meta:template xlink:href="BibleStudy" xlink:type="simple"/>
    <meta:editing-cycles>1</meta:editing-cycles>
    <meta:editing-duration>PT0S</meta:editing-duration>
    <meta:document-statistic meta:paragraph-count="86" meta:word-count="570"/>
  </office:meta>
</office:document-meta>
</file>